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86mm"/>
    </style:style>
    <style:style style:name="co2" style:family="table-column">
      <style:table-column-properties fo:break-before="auto" style:column-width="12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01.13mm" svg:height="72.55mm" svg:x="56.4mm" svg:y="7.38mm">
            <draw:object draw:notify-on-update-of-ranges="Planilha1.A2:Planilha1.A11 Planilha1.B2:Planilha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Ano</text:p>
          </table:table-cell>
          <table:table-cell table:style-name="ce3" office:value-type="string" calcext:value-type="string">
            <text:p>Soma</text:p>
          </table:table-cell>
        </table:table-row>
        <table:table-row table:style-name="ro1">
          <table:table-cell office:value-type="string" calcext:value-type="string">
            <text:p>20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0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2013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201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201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201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2017</text:p>
          </table:table-cell>
          <table:table-cell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20:17:47.243221722</meta:creation-date>
    <dc:date>2018-06-30T20:25:35.283438592</dc:date>
    <meta:editing-duration>PT7M49S</meta:editing-duration>
    <meta:editing-cycles>1</meta:editing-cycles>
    <meta:document-statistic meta:table-count="1" meta:cell-count="22" meta:object-count="1"/>
    <meta:generator>LibreOffice/6.0.4.2$Linux_X86_64 LibreOffice_project/9b0d9b32d5dcda91d2f1a96dc04c645c450872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114cm" svg:height="7.256cm" xlink:href=".." xlink:type="simple" chart:class="chart:line" chart:style-name="ch1">
        <chart:title svg:x="2.143cm" svg:y="0.281cm" chart:style-name="ch2">
          <text:p>Escala de perguntas por ano</text:p>
        </chart:title>
        <chart:plot-area chart:style-name="ch3" table:cell-range-address="Planilha1.A2:Planilha1.B11" chart:data-source-has-labels="column" svg:x="0.202cm" svg:y="1.205cm" svg:width="9.71cm" svg:height="5.906cm">
          <chartooo:coordinate-region svg:x="1.009cm" svg:y="1.404cm" svg:width="8.531cm" svg:height="5.06cm"/>
          <chart:axis chart:dimension="x" chart:name="primary-x" chart:style-name="ch4" chartooo:axis-type="auto">
            <chartooo:date-scale/>
            <chart:categories table:cell-range-address="Planilha1.A2:Planilha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2:Planilha1.B1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2008</text:p>
                <draw:g>
                  <svg:desc>Planilha1.A2:Planilha1.A11</svg:desc>
                </draw:g>
              </table:table-cell>
              <table:table-cell office:value-type="float" office:value="20">
                <text:p>20</text:p>
                <draw:g>
                  <svg:desc>Planilha1.B2:Planilha1.B11</svg:desc>
                </draw:g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